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134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3.5402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1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6pt" style:font-size-complex="16pt"/>
    </style:style>
    <style:style style:name="ce6" style:family="table-cell" style:parent-style-name="Default">
      <style:text-properties style:font-name="Arial" fo:font-size="11pt" style:font-size-asian="11pt" style:font-size-complex="11pt"/>
    </style:style>
    <style:style style:name="ta_extref" style:family="table">
      <style:table-properties table:display="false"/>
    </style:style>
    <style:style style:name="T1" style:family="text">
      <style:text-properties style:font-size-asian="16pt" style:font-size-complex="16pt"/>
    </style:style>
    <style:style style:name="T2" style:family="text">
      <style:text-properties fo:language="en" fo:country="US" fo:font-style="normal" fo:font-weight="normal" style:font-size-asian="16pt" style:language-asian="en" style:country-asian="US" style:font-size-complex="16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2" table:number-columns-repeated="1016" table:default-cell-style-name="ce1"/>
        <table:table-row table:style-name="ro2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l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ls.f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<text:span text:style-name="T1">linear least squares, using </text:span><text:span text:style-name="T2">QR or LQ Factorization</text:span></text:p>
          </table:table-cell>
          <table:table-cell table:formula="of:=[.A1]+80" office:value-type="float" office:value="81">
            <text:p>81</text:p>
          </table:table-cell>
          <table:table-cell table:number-columns-repeated="1015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l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ls.f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<text:span text:style-name="T1">linear least squares, using </text:span><text:span text:style-name="T2">QR or LQ Factorization</text:span></text:p>
          </table:table-cell>
          <table:table-cell table:formula="of:=[.A2]+80" office:value-type="float" office:value="82">
            <text:p>82</text:p>
          </table:table-cell>
          <table:table-cell table:number-columns-repeated="1015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l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ls.f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<text:span text:style-name="T1">linear least squares, using </text:span><text:span text:style-name="T2">QR or LQ Factorization</text:span></text:p>
          </table:table-cell>
          <table:table-cell table:formula="of:=[.A3]+80" office:value-type="float" office:value="83">
            <text:p>83</text:p>
          </table:table-cell>
          <table:table-cell table:number-columns-repeated="1015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l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ls.f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<text:span text:style-name="T1">linear least squares, using </text:span><text:span text:style-name="T2">QR or LQ Factorization</text:span></text:p>
          </table:table-cell>
          <table:table-cell table:formula="of:=[.A4]+80" office:value-type="float" office:value="84">
            <text:p>84</text:p>
          </table:table-cell>
          <table:table-cell table:number-columns-repeated="1015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elsy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lsy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complete orthogonal factorization</text:p>
          </table:table-cell>
          <table:table-cell table:formula="of:=[.A5]+80" office:value-type="float" office:value="85">
            <text:p>85</text:p>
          </table:table-cell>
          <table:table-cell table:number-columns-repeated="1015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elsy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lsy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complete orthogonal factorization</text:p>
          </table:table-cell>
          <table:table-cell table:formula="of:=[.A6]+80" office:value-type="float" office:value="86">
            <text:p>86</text:p>
          </table:table-cell>
          <table:table-cell table:number-columns-repeated="1015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elsy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lsy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complete orthogonal factorization</text:p>
          </table:table-cell>
          <table:table-cell table:formula="of:=[.A7]+80" office:value-type="float" office:value="87">
            <text:p>87</text:p>
          </table:table-cell>
          <table:table-cell table:number-columns-repeated="1015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elsy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lsy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complete orthogonal factorization</text:p>
          </table:table-cell>
          <table:table-cell table:formula="of:=[.A8]+80" office:value-type="float" office:value="88">
            <text:p>88</text:p>
          </table:table-cell>
          <table:table-cell table:number-columns-repeated="1015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els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lsd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Divide and Conquer</text:p>
          </table:table-cell>
          <table:table-cell table:formula="of:=[.A9]+80" office:value-type="float" office:value="89">
            <text:p>89</text:p>
          </table:table-cell>
          <table:table-cell table:number-columns-repeated="1015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els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lsd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Divide and Conquer</text:p>
          </table:table-cell>
          <table:table-cell table:formula="of:=[.A10]+80" office:value-type="float" office:value="90">
            <text:p>90</text:p>
          </table:table-cell>
          <table:table-cell table:number-columns-repeated="1015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els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lsd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Divide and Conquer</text:p>
          </table:table-cell>
          <table:table-cell table:formula="of:=[.A11]+80" office:value-type="float" office:value="91">
            <text:p>91</text:p>
          </table:table-cell>
          <table:table-cell table:number-columns-repeated="1015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els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lsd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Divide and Conquer</text:p>
          </table:table-cell>
          <table:table-cell table:formula="of:=[.A12]+80" office:value-type="float" office:value="92">
            <text:p>92</text:p>
          </table:table-cell>
          <table:table-cell table:number-columns-repeated="1015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gels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lss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QR</text:p>
          </table:table-cell>
          <table:table-cell table:formula="of:=[.A13]+80" office:value-type="float" office:value="93">
            <text:p>93</text:p>
          </table:table-cell>
          <table:table-cell table:number-columns-repeated="1015"/>
        </table:table-row>
        <table:table-row table:style-name="ro2">
          <table:table-cell table:formula="of:=[.A13]+1"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gels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lss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QR</text:p>
          </table:table-cell>
          <table:table-cell table:formula="of:=[.A14]+80" office:value-type="float" office:value="94">
            <text:p>94</text:p>
          </table:table-cell>
          <table:table-cell table:number-columns-repeated="1015"/>
        </table:table-row>
        <table:table-row table:style-name="ro2">
          <table:table-cell table:formula="of:=[.A14]+1"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gels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lss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QR</text:p>
          </table:table-cell>
          <table:table-cell table:formula="of:=[.A15]+80" office:value-type="float" office:value="95">
            <text:p>95</text:p>
          </table:table-cell>
          <table:table-cell table:number-columns-repeated="1015"/>
        </table:table-row>
        <table:table-row table:style-name="ro2">
          <table:table-cell table:formula="of:=[.A15]+1"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gels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lss.f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<text:span text:style-name="T1">linear least squares, </text:span>using SVD via QR</text:p>
          </table:table-cell>
          <table:table-cell table:formula="of:=[.A16]+80" office:value-type="float" office:value="96">
            <text:p>96</text:p>
          </table:table-cell>
          <table:table-cell table:number-columns-repeated="1015"/>
        </table:table-row>
        <table:table-row table:style-name="ro2">
          <table:table-cell table:formula="of:=[.A16]+1"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gglse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lse.f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Generalized Linear Least Squares Driver Routines, linear equality-constrained least squares (LSE), using GRQ</text:p>
          </table:table-cell>
          <table:table-cell table:formula="of:=[.A17]+80" office:value-type="float" office:value="97">
            <text:p>97</text:p>
          </table:table-cell>
          <table:table-cell table:number-columns-repeated="1015"/>
        </table:table-row>
        <table:table-row table:style-name="ro2">
          <table:table-cell table:formula="of:=[.A17]+1"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gglse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lse.f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Generalized Linear Least Squares Driver Routines, linear equality-constrained least squares (LSE), using GRQ</text:p>
          </table:table-cell>
          <table:table-cell table:formula="of:=[.A18]+80" office:value-type="float" office:value="98">
            <text:p>98</text:p>
          </table:table-cell>
          <table:table-cell table:number-columns-repeated="1015"/>
        </table:table-row>
        <table:table-row table:style-name="ro2">
          <table:table-cell table:formula="of:=[.A18]+1"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gglse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lse.f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Generalized Linear Least Squares Driver Routines, linear equality-constrained least squares (LSE), using GRQ</text:p>
          </table:table-cell>
          <table:table-cell table:formula="of:=[.A19]+80" office:value-type="float" office:value="99">
            <text:p>99</text:p>
          </table:table-cell>
          <table:table-cell table:number-columns-repeated="1015"/>
        </table:table-row>
        <table:table-row table:style-name="ro2">
          <table:table-cell table:formula="of:=[.A19]+1"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gglse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lse.f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Generalized Linear Least Squares Driver Routines, linear equality-constrained least squares (LSE), using GRQ</text:p>
          </table:table-cell>
          <table:table-cell table:formula="of:=[.A20]+80" office:value-type="float" office:value="100">
            <text:p>100</text:p>
          </table:table-cell>
          <table:table-cell table:number-columns-repeated="1015"/>
        </table:table-row>
        <table:table-row table:style-name="ro2">
          <table:table-cell table:formula="of:=[.A20]+1"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ggglm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glm.f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Generalized Linear Least Squares Driver Routines, Gauss-Markov linear model (GLM), using GRQ</text:p>
          </table:table-cell>
          <table:table-cell table:formula="of:=[.A21]+80" office:value-type="float" office:value="101">
            <text:p>101</text:p>
          </table:table-cell>
          <table:table-cell table:number-columns-repeated="1015"/>
        </table:table-row>
        <table:table-row table:style-name="ro2">
          <table:table-cell table:formula="of:=[.A21]+1"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ggglm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glm.f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Generalized Linear Least Squares Driver Routines, Gauss-Markov linear model (GLM), using GRQ</text:p>
          </table:table-cell>
          <table:table-cell table:formula="of:=[.A22]+80" office:value-type="float" office:value="102">
            <text:p>102</text:p>
          </table:table-cell>
          <table:table-cell table:number-columns-repeated="1015"/>
        </table:table-row>
        <table:table-row table:style-name="ro2">
          <table:table-cell table:formula="of:=[.A22]+1"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ggglm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glm.f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Generalized Linear Least Squares Driver Routines, Gauss-Markov linear model (GLM), using GRQ</text:p>
          </table:table-cell>
          <table:table-cell table:formula="of:=[.A23]+80" office:value-type="float" office:value="103">
            <text:p>103</text:p>
          </table:table-cell>
          <table:table-cell table:number-columns-repeated="1015"/>
        </table:table-row>
        <table:table-row table:style-name="ro2">
          <table:table-cell table:formula="of:=[.A23]+1"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ggglm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glm.f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Generalized Linear Least Squares Driver Routines, Gauss-Markov linear model (GLM), using GRQ</text:p>
          </table:table-cell>
          <table:table-cell table:formula="of:=[.A24]+80" office:value-type="float" office:value="104">
            <text:p>104</text:p>
          </table:table-cell>
          <table:table-cell table:number-columns-repeated="1015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3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2-21T15:42:03</meta:creation-date>
    <dc:date>2011-05-09T13:35:22</dc:date>
    <dc:creator>Sa-Lin Bernstein</dc:creator>
    <meta:editing-duration>PT18H05M38S</meta:editing-duration>
    <meta:editing-cycles>24</meta:editing-cycles>
    <meta:generator>OpenOffice.org/3.2$Unix OpenOffice.org_project/320m12$Build-9483</meta:generator>
    <meta:document-statistic meta:table-count="3" meta:cell-count="216" meta:object-count="0"/>
  </office:meta>
</office:document-meta>
</file>